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2" style:family="paragraph" style:parent-style-name="Standard">
      <style:text-properties officeooo:paragraph-rsid="001d6d97"/>
    </style:style>
    <style:style style:name="P3" style:family="paragraph" style:parent-style-name="Standard">
      <style:text-properties officeooo:paragraph-rsid="00251f40"/>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4140dd" style:font-size-asian="12pt" style:font-size-complex="12pt"/>
    </style:style>
    <style:style style:name="P6" style:family="paragraph" style:parent-style-name="Standard">
      <style:text-properties officeooo:rsid="003b4345" officeooo:paragraph-rsid="003b4345"/>
    </style:style>
    <style:style style:name="P7" style:family="paragraph" style:parent-style-name="Standard">
      <style:text-properties officeooo:rsid="00370040" officeooo:paragraph-rsid="002fe014"/>
    </style:style>
    <style:style style:name="P8" style:family="paragraph" style:parent-style-name="Heading_20_3">
      <style:text-properties officeooo:rsid="00361fa8" officeooo:paragraph-rsid="00361fa8"/>
    </style:style>
    <style:style style:name="P9" style:family="paragraph" style:parent-style-name="Standard">
      <style:text-properties officeooo:rsid="00361fa8" officeooo:paragraph-rsid="00361fa8"/>
    </style:style>
    <style:style style:name="P10" style:family="paragraph" style:parent-style-name="Standard">
      <style:text-properties officeooo:rsid="00361fa8" officeooo:paragraph-rsid="002fe014"/>
    </style:style>
    <style:style style:name="P11" style:family="paragraph" style:parent-style-name="Standard">
      <style:text-properties officeooo:rsid="0043b499" officeooo:paragraph-rsid="0043b499"/>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P1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1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2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2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2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23"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24"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25"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26"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27"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28" style:family="paragraph" style:parent-style-name="Standard">
      <style:paragraph-properties fo:margin-top="0in" fo:margin-bottom="0in" style:contextual-spacing="false"/>
    </style:style>
    <style:style style:name="P29" style:family="paragraph" style:parent-style-name="Standard">
      <style:paragraph-properties fo:margin-top="0in" fo:margin-bottom="0in" style:contextual-spacing="false"/>
      <style:text-properties officeooo:paragraph-rsid="00310fd2"/>
    </style:style>
    <style:style style:name="P30" style:family="paragraph" style:parent-style-name="Standard">
      <style:paragraph-properties fo:margin-top="0in" fo:margin-bottom="0in" style: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Standard">
      <style:text-properties officeooo:paragraph-rsid="001d6d97"/>
    </style:style>
    <style:style style:name="P33" style:family="paragraph" style:parent-style-name="Standard">
      <style:text-properties officeooo:paragraph-rsid="00251f40"/>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text-properties style:font-name="Times New Roman" fo:font-size="12pt" officeooo:paragraph-rsid="004140dd" style:font-size-asian="12pt" style:font-size-complex="12pt"/>
    </style:style>
    <style:style style:name="P36" style:family="paragraph" style:parent-style-name="Standard">
      <style:text-properties style:font-name="Times New Roman" fo:font-size="12pt" officeooo:rsid="003c0546" style:font-size-asian="12pt" style:font-size-complex="12pt"/>
    </style:style>
    <style:style style:name="P37" style:family="paragraph" style:parent-style-name="Standard">
      <style:text-properties style:font-name="Times New Roman" fo:font-size="12pt" officeooo:rsid="0032d103" officeooo:paragraph-rsid="0032d103" style:font-size-asian="12pt" style:font-size-complex="12pt"/>
    </style:style>
    <style:style style:name="P38" style:family="paragraph" style:parent-style-name="Standard">
      <style:text-properties officeooo:rsid="003b4345" officeooo:paragraph-rsid="003b4345"/>
    </style:style>
    <style:style style:name="P39" style:family="paragraph" style:parent-style-name="Standard">
      <style:text-properties officeooo:rsid="003b4345" officeooo:paragraph-rsid="003ee4b7"/>
    </style:style>
    <style:style style:name="P40" style:family="paragraph" style:parent-style-name="Standard">
      <style:text-properties officeooo:rsid="00370040" officeooo:paragraph-rsid="002fe014"/>
    </style:style>
    <style:style style:name="P41" style:family="paragraph" style:parent-style-name="Standard">
      <style:text-properties officeooo:rsid="00361fa8" officeooo:paragraph-rsid="00361fa8"/>
    </style:style>
    <style:style style:name="P42" style:family="paragraph" style:parent-style-name="Standard">
      <style:text-properties officeooo:rsid="001f2b73" officeooo:paragraph-rsid="00365767"/>
    </style:style>
    <style:style style:name="P43" style:family="paragraph" style:parent-style-name="Standard">
      <style:text-properties officeooo:rsid="001f30b6" officeooo:paragraph-rsid="001f30b6"/>
    </style:style>
    <style:style style:name="P44" style:family="paragraph" style:parent-style-name="Standard">
      <style:text-properties officeooo:rsid="0020427a" officeooo:paragraph-rsid="0020427a"/>
    </style:style>
    <style:style style:name="P45" style:family="paragraph" style:parent-style-name="Standard">
      <style:text-properties officeooo:rsid="0020b16a" officeooo:paragraph-rsid="0020b16a"/>
    </style:style>
    <style:style style:name="P46" style:family="paragraph" style:parent-style-name="Standard">
      <style:text-properties officeooo:paragraph-rsid="00225598"/>
    </style:style>
    <style:style style:name="P47" style:family="paragraph" style:parent-style-name="Standard">
      <style:text-properties officeooo:rsid="0022798e" officeooo:paragraph-rsid="0022798e"/>
    </style:style>
    <style:style style:name="P48" style:family="paragraph" style:parent-style-name="Standard">
      <style:text-properties officeooo:rsid="0022798e" officeooo:paragraph-rsid="00230712"/>
    </style:style>
    <style:style style:name="P49" style:family="paragraph" style:parent-style-name="Standard">
      <style:text-properties officeooo:rsid="0022798e" officeooo:paragraph-rsid="00260e30"/>
    </style:style>
    <style:style style:name="P50" style:family="paragraph" style:parent-style-name="Standard">
      <style:text-properties officeooo:rsid="0022798e" officeooo:paragraph-rsid="00296010"/>
    </style:style>
    <style:style style:name="P51" style:family="paragraph" style:parent-style-name="Standard">
      <style:text-properties officeooo:rsid="0022798e" officeooo:paragraph-rsid="00265e4e"/>
    </style:style>
    <style:style style:name="P52" style:family="paragraph" style:parent-style-name="Standard">
      <style:text-properties officeooo:rsid="00288362" officeooo:paragraph-rsid="00288362"/>
    </style:style>
    <style:style style:name="P53" style:family="paragraph" style:parent-style-name="Standard">
      <style:text-properties officeooo:rsid="0032d7f2" officeooo:paragraph-rsid="002fe014"/>
    </style:style>
    <style:style style:name="P54" style:family="paragraph" style:parent-style-name="Standard">
      <style:text-properties officeooo:rsid="0034a889" officeooo:paragraph-rsid="002fe014"/>
    </style:style>
    <style:style style:name="P55" style:family="paragraph" style:parent-style-name="Standard">
      <style:text-properties officeooo:rsid="0034dbcc" officeooo:paragraph-rsid="002fe014"/>
    </style:style>
    <style:style style:name="P56" style:family="paragraph" style:parent-style-name="Standard">
      <style:text-properties officeooo:rsid="0035b71e" officeooo:paragraph-rsid="002fe014"/>
    </style:style>
    <style:style style:name="P57" style:family="paragraph" style:parent-style-name="Standard">
      <style:text-properties officeooo:rsid="004b022b" officeooo:paragraph-rsid="002fe014"/>
    </style:style>
    <style:style style:name="P58" style:family="paragraph" style:parent-style-name="Standard">
      <style:text-properties officeooo:paragraph-rsid="002fe014"/>
    </style:style>
    <style:style style:name="P59" style:family="paragraph" style:parent-style-name="Standard">
      <style:text-properties officeooo:paragraph-rsid="00310fd2"/>
    </style:style>
    <style:style style:name="P60" style:family="paragraph" style:parent-style-name="Standard">
      <style:text-properties officeooo:rsid="00365767" officeooo:paragraph-rsid="00365767"/>
    </style:style>
    <style:style style:name="P61" style:family="paragraph" style:parent-style-name="Standard">
      <style:text-properties officeooo:rsid="003db118" officeooo:paragraph-rsid="003db118"/>
    </style:style>
    <style:style style:name="P62" style:family="paragraph" style:parent-style-name="Standard">
      <style:text-properties officeooo:rsid="003f177f" officeooo:paragraph-rsid="003f177f"/>
    </style:style>
    <style:style style:name="P63" style:family="paragraph" style:parent-style-name="Standard">
      <style:text-properties officeooo:paragraph-rsid="00431b24"/>
    </style:style>
    <style:style style:name="P64" style:family="paragraph" style:parent-style-name="Standard">
      <style:paragraph-properties fo:margin-left="0.5in" fo:margin-right="0in" fo:text-indent="0in" style:auto-text-indent="false"/>
      <style:text-properties officeooo:rsid="0020427a" officeooo:paragraph-rsid="0038076c"/>
    </style:style>
    <style:style style:name="P6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6" style:family="paragraph" style:parent-style-name="Standard">
      <style:paragraph-properties fo:margin-left="0in" fo:margin-right="0in" fo:text-indent="0in" style:auto-text-indent="false"/>
      <style:text-properties officeooo:rsid="0020427a" officeooo:paragraph-rsid="0020427a"/>
    </style:style>
    <style:style style:name="P67" style:family="paragraph" style:parent-style-name="Standard">
      <style:paragraph-properties fo:margin-left="0in" fo:margin-right="0in" fo:text-indent="0in" style:auto-text-indent="false"/>
      <style:text-properties officeooo:rsid="0020427a" officeooo:paragraph-rsid="00225598"/>
    </style:style>
    <style:style style:name="P6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69" style:family="paragraph" style:parent-style-name="Caption">
      <style:paragraph-properties fo:text-align="justify" style:justify-single-word="false"/>
      <style:text-properties officeooo:paragraph-rsid="00251f40"/>
    </style:style>
    <style:style style:name="P70" style:family="paragraph" style:parent-style-name="Caption">
      <style:paragraph-properties fo:text-align="justify" style:justify-single-word="false"/>
      <style:text-properties officeooo:paragraph-rsid="0025c567"/>
    </style:style>
    <style:style style:name="P71" style:family="paragraph" style:parent-style-name="Standard">
      <style:paragraph-properties fo:break-before="page"/>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Standard">
      <style:text-properties style:font-name="Times New Roman" fo:font-size="12pt" style:font-size-asian="12pt" style:font-size-complex="12pt"/>
    </style:style>
    <style:style style:name="P77" style:family="paragraph" style:parent-style-name="Standard" style:list-style-name="L6">
      <style:text-properties style:font-name="Times New Roman" fo:font-size="12pt" style:font-size-asian="12pt" style:font-size-complex="12pt"/>
    </style:style>
    <style:style style:name="P78" style:family="paragraph" style:parent-style-name="Standard">
      <style:text-properties style:font-name="Times New Roman" fo:font-size="12pt" officeooo:paragraph-rsid="004140dd" style:font-size-asian="12pt" style:font-size-complex="12pt"/>
    </style:style>
    <style:style style:name="P79" style:family="paragraph" style:parent-style-name="Standard" style:list-style-name="L1"/>
    <style:style style:name="P80" style:family="paragraph" style:parent-style-name="Standard" style:list-style-name="L2">
      <style:text-properties officeooo:paragraph-rsid="00310fd2"/>
    </style:style>
    <style:style style:name="P81" style:family="paragraph" style:parent-style-name="Standard" style:list-style-name="L3">
      <style:text-properties officeooo:rsid="00365767" officeooo:paragraph-rsid="00365767"/>
    </style:style>
    <style:style style:name="P82" style:family="paragraph" style:parent-style-name="Standard" style:list-style-name="L4">
      <style:text-properties officeooo:rsid="00365767" officeooo:paragraph-rsid="00365767"/>
    </style:style>
    <style:style style:name="P83"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84" style:family="paragraph" style:parent-style-name="Standard" style:list-style-name="L8"/>
    <style:style style:name="P85" style:family="paragraph" style:parent-style-name="Standard" style:list-style-name="L9"/>
    <style:style style:name="P86" style:family="paragraph" style:parent-style-name="Standard" style:list-style-name="L10">
      <style:text-properties officeooo:paragraph-rsid="00431b24"/>
    </style:style>
    <style:style style:name="P87" style:family="paragraph" style:parent-style-name="Standard" style:list-style-name="L10">
      <style:text-properties officeooo:paragraph-rsid="0043b499"/>
    </style:style>
    <style:style style:name="P88" style:family="paragraph" style:parent-style-name="Standard" style:list-style-name="L10">
      <style:text-properties officeooo:rsid="00431b24" officeooo:paragraph-rsid="00431b24"/>
    </style:style>
    <style:style style:name="P89" style:family="paragraph" style:parent-style-name="Standard" style:list-style-name="L10">
      <style:text-properties officeooo:rsid="0043b499" officeooo:paragraph-rsid="0043b499"/>
    </style:style>
    <style:style style:name="P90" style:family="paragraph" style:parent-style-name="Standard">
      <style:text-properties officeooo:rsid="0043b499" officeooo:paragraph-rsid="0043b499"/>
    </style:style>
    <style:style style:name="P91" style:family="paragraph" style:parent-style-name="Standard">
      <style:text-properties officeooo:rsid="00370040" officeooo:paragraph-rsid="002fe014"/>
    </style:style>
    <style:style style:name="P92" style:family="paragraph" style:parent-style-name="Standard">
      <style:text-properties officeooo:rsid="00361fa8" officeooo:paragraph-rsid="002fe014"/>
    </style:style>
    <style:style style:name="P93" style:family="paragraph" style:parent-style-name="Standard">
      <style:text-properties officeooo:rsid="00361fa8" officeooo:paragraph-rsid="00361fa8"/>
    </style:style>
    <style:style style:name="P94" style:family="paragraph" style:parent-style-name="Standard">
      <style:text-properties officeooo:paragraph-rsid="001d6d97"/>
    </style:style>
    <style:style style:name="P95" style:family="paragraph" style:parent-style-name="Standard">
      <style:text-properties officeooo:paragraph-rsid="00251f40"/>
    </style:style>
    <style:style style:name="P96" style:family="paragraph" style:parent-style-name="Standard">
      <style:text-properties officeooo:rsid="003b4345" officeooo:paragraph-rsid="003b4345"/>
    </style:style>
    <style:style style:name="P97" style:family="paragraph" style:parent-style-name="Standard" style:list-style-name="L5">
      <style:paragraph-properties fo:margin-top="0in" fo:margin-bottom="0.0598in" style:contextual-spacing="false"/>
      <style:text-properties officeooo:rsid="001f2b73" officeooo:paragraph-rsid="001f2b73"/>
    </style:style>
    <style:style style:name="P98" style:family="paragraph" style:parent-style-name="Standard" style:list-style-name="L5">
      <style:paragraph-properties fo:margin-top="0in" fo:margin-bottom="0.0598in" style:contextual-spacing="false"/>
      <style:text-properties officeooo:rsid="00365767" officeooo:paragraph-rsid="00365767"/>
    </style:style>
    <style:style style:name="P99"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100"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101"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102"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103" style:family="paragraph" style:parent-style-name="Heading_20_1" style:master-page-name="First_20_Page">
      <style:paragraph-properties style:page-number="auto"/>
    </style:style>
    <style:style style:name="P104" style:family="paragraph" style:parent-style-name="Heading_20_2">
      <style:text-properties officeooo:rsid="001bfdc9" officeooo:paragraph-rsid="00310fd2"/>
    </style:style>
    <style:style style:name="P105" style:family="paragraph" style:parent-style-name="Heading_20_3">
      <style:text-properties officeooo:rsid="00361fa8" officeooo:paragraph-rsid="00361fa8"/>
    </style:style>
    <style:style style:name="P106" style:family="paragraph" style:parent-style-name="Heading_20_3">
      <style:text-properties officeooo:rsid="001bfdc9" officeooo:paragraph-rsid="001bfdc9"/>
    </style:style>
    <style:style style:name="P107" style:family="paragraph" style:parent-style-name="Heading_20_3">
      <style:text-properties officeooo:rsid="0020427a" officeooo:paragraph-rsid="0020427a"/>
    </style:style>
    <style:style style:name="P108" style:family="paragraph" style:parent-style-name="Heading_20_3">
      <style:text-properties officeooo:rsid="0022798e"/>
    </style:style>
    <style:style style:name="P109" style:family="paragraph" style:parent-style-name="Heading_20_3">
      <style:text-properties officeooo:rsid="00230712" officeooo:paragraph-rsid="00230712"/>
    </style:style>
    <style:style style:name="P110" style:family="paragraph" style:parent-style-name="Heading_20_3">
      <style:text-properties officeooo:rsid="0023e9af" officeooo:paragraph-rsid="0023e9af"/>
    </style:style>
    <style:style style:name="P111" style:family="paragraph" style:parent-style-name="Heading_20_3">
      <style:text-properties officeooo:rsid="00260e30" officeooo:paragraph-rsid="00260e30"/>
    </style:style>
    <style:style style:name="P112" style:family="paragraph" style:parent-style-name="Heading_20_3">
      <style:text-properties officeooo:rsid="00265e4e" officeooo:paragraph-rsid="00265e4e"/>
    </style:style>
    <style:style style:name="P113" style:family="paragraph" style:parent-style-name="Heading_20_3">
      <style:text-properties officeooo:rsid="0032d7f2" officeooo:paragraph-rsid="002fe014"/>
    </style:style>
    <style:style style:name="P114" style:family="paragraph" style:parent-style-name="Heading_20_3">
      <style:text-properties officeooo:rsid="0034a889" officeooo:paragraph-rsid="002fe014"/>
    </style:style>
    <style:style style:name="P115" style:family="paragraph" style:parent-style-name="Heading_20_3">
      <style:text-properties officeooo:rsid="0034dbcc" officeooo:paragraph-rsid="002fe014"/>
    </style:style>
    <style:style style:name="P116" style:family="paragraph" style:parent-style-name="Heading_20_3">
      <style:text-properties officeooo:rsid="00354014" officeooo:paragraph-rsid="002fe014"/>
    </style:style>
    <style:style style:name="P117" style:family="paragraph" style:parent-style-name="Heading_20_3">
      <style:text-properties officeooo:rsid="0035b71e" officeooo:paragraph-rsid="002fe014"/>
    </style:style>
    <style:style style:name="P118" style:family="paragraph" style:parent-style-name="Heading_20_3">
      <style:text-properties officeooo:rsid="003b4345" officeooo:paragraph-rsid="003b4345"/>
    </style:style>
    <style:style style:name="P119" style:family="paragraph" style:parent-style-name="Heading_20_3">
      <style:text-properties officeooo:rsid="00370040" officeooo:paragraph-rsid="002fe014"/>
    </style:style>
    <style:style style:name="P12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P121" style:family="paragraph" style:parent-style-name="Footer">
      <style:paragraph-properties>
        <style:tab-stops>
          <style:tab-stop style:position="3in" style:type="center"/>
          <style:tab-stop style:position="6.5in" style:type="right"/>
        </style:tab-stops>
      </style:paragraph-properties>
    </style:style>
    <style:style style:name="P12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23"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T1" style:family="text">
      <style:text-properties officeooo:rsid="003f990a"/>
    </style:style>
    <style:style style:name="T2" style:family="text">
      <style:text-properties officeooo:rsid="0025c567"/>
    </style:style>
    <style:style style:name="T3" style:family="text">
      <style:text-properties officeooo:rsid="003d5c94"/>
    </style:style>
    <style:style style:name="T4"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5" style:family="text">
      <style:text-properties officeooo:rsid="003cfc3d"/>
    </style:style>
    <style:style style:name="T6" style:family="text">
      <style:text-properties officeooo:rsid="00370040"/>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0094c" style:font-size-asian="8pt" style:font-size-complex="8pt"/>
    </style:style>
    <style:style style:name="T10" style:family="text">
      <style:text-properties fo:font-size="8pt" officeooo:rsid="002f2d45" style:font-size-asian="8pt" style:font-size-complex="8pt"/>
    </style:style>
    <style:style style:name="T11" style:family="text">
      <style:text-properties fo:font-size="8pt" officeooo:rsid="002f2d45" style:font-size-asian="8pt"/>
    </style:style>
    <style:style style:name="T12" style:family="text">
      <style:text-properties officeooo:rsid="002f2d45"/>
    </style:style>
    <style:style style:name="T13" style:family="text">
      <style:text-properties fo:font-size="9pt" style:font-size-asian="9pt"/>
    </style:style>
    <style:style style:name="T14" style:family="text">
      <style:text-properties officeooo:rsid="003f990a"/>
    </style:style>
    <style:style style:name="T15" style:family="text">
      <style:text-properties officeooo:rsid="0025c567"/>
    </style:style>
    <style:style style:name="T16" style:family="text">
      <style:text-properties officeooo:rsid="003d5c94"/>
    </style:style>
    <style:style style:name="T17"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8"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9"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20" style:family="text">
      <style:text-properties style:use-window-font-color="true" fo:language="en" fo:country="US" style:font-name-asian="Times New Roman" style:font-name-complex="Times New Roman" style:language-complex="ar" style:country-complex="SA"/>
    </style:style>
    <style:style style:name="T21" style:family="text">
      <style:text-properties style:use-window-font-color="true" fo:language="en" fo:country="US" officeooo:rsid="003c0546" style:font-name-asian="Times New Roman" style:font-name-complex="Times New Roman" style:language-complex="ar" style:country-complex="SA"/>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25" style:family="text">
      <style:text-properties officeooo:rsid="003cfc3d"/>
    </style:style>
    <style:style style:name="T26" style:family="text">
      <style:text-properties officeooo:rsid="00370040"/>
    </style:style>
    <style:style style:name="T27" style:family="text">
      <style:text-properties officeooo:rsid="003a60f1"/>
    </style:style>
    <style:style style:name="T28" style:family="text">
      <style:text-properties officeooo:rsid="00343a31"/>
    </style:style>
    <style:style style:name="T29" style:family="text">
      <style:text-properties style:text-position="33% 80%"/>
    </style:style>
    <style:style style:name="T30" style:family="text">
      <style:text-properties style:text-underline-style="solid" style:text-underline-width="auto" style:text-underline-color="font-color"/>
    </style:style>
    <style:style style:name="T31" style:family="text">
      <style:text-properties officeooo:rsid="0016f8e1"/>
    </style:style>
    <style:style style:name="T32" style:family="text">
      <style:text-properties officeooo:rsid="0017cfc0"/>
    </style:style>
    <style:style style:name="T33" style:family="text">
      <style:text-properties officeooo:rsid="0018bd11"/>
    </style:style>
    <style:style style:name="T34" style:family="text">
      <style:text-properties officeooo:rsid="001d6d97"/>
    </style:style>
    <style:style style:name="T35" style:family="text">
      <style:text-properties officeooo:rsid="001ed187"/>
    </style:style>
    <style:style style:name="T36" style:family="text">
      <style:text-properties officeooo:rsid="0020427a"/>
    </style:style>
    <style:style style:name="T37" style:family="text">
      <style:text-properties officeooo:rsid="0020b16a"/>
    </style:style>
    <style:style style:name="T38" style:family="text">
      <style:text-properties officeooo:rsid="00225598"/>
    </style:style>
    <style:style style:name="T39" style:family="text">
      <style:text-properties officeooo:rsid="0023e9af"/>
    </style:style>
    <style:style style:name="T40" style:family="text">
      <style:text-properties officeooo:rsid="002703cb"/>
    </style:style>
    <style:style style:name="T41" style:family="text">
      <style:text-properties officeooo:rsid="00283219"/>
    </style:style>
    <style:style style:name="T42" style:family="text">
      <style:text-properties officeooo:rsid="00296010"/>
    </style:style>
    <style:style style:name="T43" style:family="text">
      <style:text-properties officeooo:rsid="003c0546"/>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3d5c94" style:font-weight-asian="normal" style:font-weight-complex="normal"/>
    </style:style>
    <style:style style:name="T47" style:family="text">
      <style:text-properties officeooo:rsid="00357c9a"/>
    </style:style>
    <style:style style:name="T48" style:family="text">
      <style:text-properties officeooo:rsid="003d9a46"/>
    </style:style>
    <style:style style:name="T49" style:family="text">
      <style:text-properties officeooo:rsid="003eba0e"/>
    </style:style>
    <style:style style:name="T50" style:family="text">
      <style:text-properties officeooo:rsid="003132e9"/>
    </style:style>
    <style:style style:name="T51" style:family="text">
      <style:text-properties officeooo:rsid="002d8dc7"/>
    </style:style>
    <style:style style:name="T52" style:family="text">
      <style:text-properties officeooo:rsid="0032d103"/>
    </style:style>
    <style:style style:name="T53" style:family="text">
      <style:text-properties fo:color="#1a1a1a" style:text-outline="false" fo:letter-spacing="normal" style:letter-kerning="false"/>
    </style:style>
    <style:style style:name="T54" style:family="text">
      <style:text-properties fo:color="#1a1a1a" style:text-outline="false" fo:letter-spacing="normal" officeooo:rsid="0032d103" style:letter-kerning="false"/>
    </style:style>
    <style:style style:name="T55" style:family="text">
      <style:text-properties officeooo:rsid="00365767"/>
    </style:style>
    <style:style style:name="T56" style:family="text">
      <style:text-properties officeooo:rsid="0038076c"/>
    </style:style>
    <style:style style:name="T57" style:family="text">
      <style:text-properties officeooo:rsid="0041b6f2"/>
    </style:style>
    <style:style style:name="T58" style:family="text">
      <style:text-properties officeooo:rsid="00431b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6601408" text:id="ct36601408">
          <text:insertion>
            <office:change-info>
              <dc:creator>Balazs Racz</dc:creator>
              <dc:date>2016-01-31T18:45:00</dc:date>
            </office:change-info>
          </text:insertion>
        </text:changed-region>
        <text:changed-region xml:id="ct36601888" text:id="ct36601888">
          <text:deletion>
            <office:change-info>
              <dc:creator>Balazs Racz</dc:creator>
              <dc:date>2016-01-31T18:45:00</dc:date>
            </office:change-info>
            <text:p text:style-name="Standard"><text:span text:style-name="T1">,</text:span></text:p>
          </text:deletion>
        </text:changed-region>
        <text:changed-region xml:id="ct38165872" text:id="ct38165872">
          <text:insertion>
            <office:change-info>
              <dc:creator>Balazs Racz</dc:creator>
              <dc:date>2016-01-31T16:58:00</dc:date>
            </office:change-info>
          </text:insertion>
        </text:changed-region>
        <text:changed-region xml:id="ct38166064" text:id="ct38166064">
          <text:deletion>
            <office:change-info>
              <dc:creator>Balazs Racz</dc:creator>
              <dc:date>2016-01-31T16:58:00</dc:date>
            </office:change-info>
            <text:p text:style-name="P1">0</text:p>
          </text:deletion>
        </text:changed-region>
        <text:changed-region xml:id="ct38170448" text:id="ct38170448">
          <text:insertion>
            <office:change-info>
              <dc:creator>Balazs Racz</dc:creator>
              <dc:date>2016-01-31T18:47:00</dc:date>
            </office:change-info>
          </text:insertion>
        </text:changed-region>
        <text:changed-region xml:id="ct38162736" text:id="ct38162736">
          <text:deletion>
            <office:change-info>
              <dc:creator>Balazs Racz</dc:creator>
              <dc:date>2016-01-31T18:47:00</dc:date>
            </office:change-info>
            <text:p text:style-name="P2">Event ID </text:p>
          </text:deletion>
        </text:changed-region>
        <text:changed-region xml:id="ct38352768" text:id="ct38352768">
          <text:deletion>
            <office:change-info>
              <dc:creator>Balazs Racz</dc:creator>
              <dc:date>2016-01-31T18:55:00</dc:date>
            </office:change-info>
            <text:p text:style-name="P3"><text:span text:style-name="T2">\</text:span></text:p>
          </text:deletion>
        </text:changed-region>
        <text:changed-region xml:id="ct37986336" text:id="ct37986336">
          <text:insertion>
            <office:change-info>
              <dc:creator>Balazs Racz</dc:creator>
              <dc:date>2016-01-31T18:56:00</dc:date>
            </office:change-info>
          </text:insertion>
        </text:changed-region>
        <text:changed-region xml:id="ct37983200" text:id="ct37983200">
          <text:deletion>
            <office:change-info>
              <dc:creator>Balazs Racz</dc:creator>
              <dc:date>2016-01-31T18:57:00</dc:date>
            </office:change-info>
            <text:p text:style-name="P4"><text:span text:style-name="T3">a</text:span></text:p>
          </text:deletion>
        </text:changed-region>
        <text:changed-region xml:id="ct37965440" text:id="ct37965440">
          <text:insertion>
            <office:change-info>
              <dc:creator>Balazs Racz</dc:creator>
              <dc:date>2016-01-31T18:57:00</dc:date>
            </office:change-info>
          </text:insertion>
        </text:changed-region>
        <text:changed-region xml:id="ct38000016" text:id="ct38000016">
          <text:insertion>
            <office:change-info>
              <dc:creator>David Harris</dc:creator>
              <dc:date>2016-02-01T19:46:00</dc:date>
            </office:change-info>
          </text:insertion>
        </text:changed-region>
        <text:changed-region xml:id="ct37985936" text:id="ct37985936">
          <text:insertion>
            <office:change-info>
              <dc:creator>Balazs Racz</dc:creator>
              <dc:date>2016-01-31T18:58:00</dc:date>
            </office:change-info>
          </text:insertion>
        </text:changed-region>
        <text:changed-region xml:id="ct37993424" text:id="ct37993424">
          <text:deletion>
            <office:change-info>
              <dc:creator>Balazs Racz</dc:creator>
              <dc:date>2016-01-31T18:59:00</dc:date>
            </office:change-info>
            <text:p text:style-name="P5"><text:span text:style-name="T4"><text:s/></text:span></text:p>
          </text:deletion>
        </text:changed-region>
        <text:changed-region xml:id="ct38392848" text:id="ct38392848">
          <text:insertion>
            <office:change-info>
              <dc:creator>Balazs Racz</dc:creator>
              <dc:date>2016-01-31T18:59:00</dc:date>
            </office:change-info>
          </text:insertion>
        </text:changed-region>
        <text:changed-region xml:id="ct37981872" text:id="ct37981872">
          <text:insertion>
            <office:change-info>
              <dc:creator>Balazs Racz</dc:creator>
              <dc:date>2016-01-31T18:59:00</dc:date>
            </office:change-info>
          </text:insertion>
        </text:changed-region>
        <text:changed-region xml:id="ct38362896" text:id="ct38362896">
          <text:insertion>
            <office:change-info>
              <dc:creator>Balazs Racz</dc:creator>
              <dc:date>2016-01-31T19:00:00</dc:date>
            </office:change-info>
          </text:insertion>
        </text:changed-region>
        <text:changed-region xml:id="ct37977104" text:id="ct37977104">
          <text:insertion>
            <office:change-info>
              <dc:creator>Balazs Racz</dc:creator>
              <dc:date>2016-01-31T18:00:00</dc:date>
            </office:change-info>
          </text:insertion>
        </text:changed-region>
        <text:changed-region xml:id="ct37973872" text:id="ct37973872">
          <text:deletion>
            <office:change-info>
              <dc:creator>David Harris</dc:creator>
              <dc:date>2016-02-01T19:49:00</dc:date>
            </office:change-info>
            <text:p text:style-name="P6"><text:span text:style-name="T5"><text:s/></text:span></text:p>
          </text:deletion>
        </text:changed-region>
        <text:changed-region xml:id="ct38375920" text:id="ct38375920">
          <text:insertion>
            <office:change-info>
              <dc:creator>Balazs Racz</dc:creator>
              <dc:date>2016-01-31T18:00:00</dc:date>
            </office:change-info>
          </text:insertion>
        </text:changed-region>
        <text:changed-region xml:id="ct38378336" text:id="ct38378336">
          <text:deletion>
            <office:change-info>
              <dc:creator>Balazs Racz</dc:creator>
              <dc:date>2016-01-31T18:24:00</dc:date>
            </office:change-info>
            <text:p text:style-name="P7"/>
            <text:h text:style-name="P8" text:outline-level="3" text:is-list-header="true">Enter Bootloader Command</text:h>
            <text:p text:style-name="P9">This command can be used by a dual-firmware Node to perform a special reboot into the secondary firmware, or in other words, start the bootloader. <text:span text:style-name="T6">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10">A standardized interaction for firmware upgrade is still under development.</text:p>
          </text:deletion>
        </text:changed-region>
        <text:changed-region xml:id="ct38418096" text:id="ct38418096">
          <text:deletion>
            <office:change-info>
              <dc:creator>Balazs Racz</dc:creator>
              <dc:date>2016-01-31T19:08:00</dc:date>
            </office:change-info>
            <text:p text:style-name="Standard">e</text:p>
          </text:deletion>
        </text:changed-region>
        <text:changed-region xml:id="ct39201584" text:id="ct39201584">
          <text:insertion>
            <office:change-info>
              <dc:creator>Balazs Racz</dc:creator>
              <dc:date>2016-01-31T19:11:00</dc:date>
            </office:change-info>
          </text:insertion>
        </text:changed-region>
        <text:changed-region xml:id="ct38729312" text:id="ct38729312">
          <text:insertion>
            <office:change-info>
              <dc:creator>Balazs Racz</dc:creator>
              <dc:date>2016-01-31T19:12:00</dc:date>
            </office:change-info>
          </text:insertion>
        </text:changed-region>
        <text:changed-region xml:id="ct38727056" text:id="ct38727056">
          <text:insertion>
            <office:change-info>
              <dc:creator>Balazs Racz</dc:creator>
              <dc:date>2016-01-31T19:13:00</dc:date>
            </office:change-info>
          </text:insertion>
        </text:changed-region>
        <text:changed-region xml:id="ct38724960" text:id="ct38724960">
          <text:insertion>
            <office:change-info>
              <dc:creator>Balazs Racz</dc:creator>
              <dc:date>2016-01-31T19:15:00</dc:date>
            </office:change-info>
          </text:insertion>
        </text:changed-region>
        <text:changed-region xml:id="ct38725456" text:id="ct38725456">
          <text:deletion>
            <office:change-info>
              <dc:creator>Balazs Racz</dc:creator>
              <dc:date>2016-01-31T19:20:00</dc:date>
            </office:change-info>
            <text:p text:style-name="P11">the (potential) larger datagram buffer siz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Introduction</text:h>
      <text:p text:style-name="Standard">This Technical Note provides background for the association Memory Configuration Standard.</text:p>
      <text:p text:style-name="Standard">The protocol is called “<text:span text:style-name="T41">M</text:span>emory <text:span text:style-name="T41">Configuration</text:span>” because it makes the configuration information in the node look like it's stored in linear memory spaces. <text:s/></text:p>
      <text:list xml:id="list6007160710478053771" text:style-name="L1">
        <text:list-item>
          <text:p text:style-name="P79">Don't assume that the information actually has to be stored t<text:span text:style-name="T40">he same</text:span> way<text:change-start text:change-id="ct36601408"/> <text:span text:style-name="T1">as</text:span><text:change-end text:change-id="ct36601408"/><text:change text:change-id="ct36601888"/> <text:span text:style-name="T40">it is accessed through this protocol,</text:span> as linear memory. <text:s/>The node can remap the information that's being read or written into whatever internal organization it needs.</text:p>
        </text:list-item>
        <text:list-item>
          <text:p text:style-name="P79">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79">Don't assume that this is only used for <text:span text:style-name="T30">persistent</text:span> configuration information. <text:s/>The protocol is already being used for e.g. retrieving the CDI, and for providing a simple debug capability that allows program<text:span text:style-name="T40">m</text:span>ers <text:span text:style-name="T40">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9">For more information on format and presentation, see: </text:p>
      <text:list xml:id="list2668732669269719815" text:style-name="L2">
        <text:list-item>
          <text:p text:style-name="P80">OpenLCB Common Information Technical Note</text:p>
        </text:list-item>
      </text:list>
      <text:h text:style-name="P104" text:outline-level="2">Message Formats</text:h>
      <text:p text:style-name="P59">This section is about helping implementors see how to decode the message format. It's not normative.</text:p>
      <text:p text:style-name="P59">Configuration messages use a specific datagram format consisting of the datagram type byte, followed by a single byte combining the operation “Command Type” field and flags. This is then <text:soft-page-break/>followed by data in an operation-specific format. <text:s/><text:span text:style-name="T50">The table below summarizes some of the possible data formats supported by Memory Configuration messages.</text:span> </text:p>
      <table:table table:name="Table4" table:style-name="Table4">
        <table:table-column table:style-name="Table4.A" table:number-columns-repeated="7"/>
        <table:table-column table:style-name="Table4.H"/>
        <table:table-row>
          <table:table-cell table:style-name="Table4.A1" office:value-type="string">
            <text:p text:style-name="P21">Byte 0</text:p>
          </table:table-cell>
          <table:table-cell table:style-name="Table4.B1" office:value-type="string">
            <text:p text:style-name="P21">Byte 1</text:p>
          </table:table-cell>
          <table:table-cell table:style-name="Table4.C1" office:value-type="string">
            <text:p text:style-name="P21">Byte 2</text:p>
          </table:table-cell>
          <table:table-cell table:style-name="Table4.D1" office:value-type="string">
            <text:p text:style-name="P22">Byte 3</text:p>
          </table:table-cell>
          <table:table-cell table:style-name="Table4.E1" office:value-type="string">
            <text:p text:style-name="P22">Byte 4</text:p>
          </table:table-cell>
          <table:table-cell table:style-name="Table4.F1" office:value-type="string">
            <text:p text:style-name="P22">Byte 5</text:p>
          </table:table-cell>
          <table:table-cell table:style-name="Table4.G1" office:value-type="string">
            <text:p text:style-name="P21">Byte 6 </text:p>
          </table:table-cell>
          <table:table-cell table:style-name="Table4.H1" office:value-type="string">
            <text:p text:style-name="P21">Remaining Bytes</text:p>
          </table:table-cell>
        </table:table-row>
        <table:table-row>
          <table:table-cell table:style-name="Table4.A6" table:number-rows-spanned="5" office:value-type="string">
            <text:p text:style-name="P24">Datagram Typ<text:span text:style-name="T51">e (0x20)</text:span></text:p>
          </table:table-cell>
          <table:table-cell table:style-name="Table4.B6" table:number-rows-spanned="5" office:value-type="string">
            <text:p text:style-name="P24">Command Type</text:p>
          </table:table-cell>
          <table:table-cell table:style-name="Table4.C2" table:number-columns-spanned="4" office:value-type="string">
            <text:p text:style-name="P24">Starting Address</text:p>
          </table:table-cell>
          <table:covered-table-cell/>
          <table:covered-table-cell/>
          <table:covered-table-cell/>
          <table:table-cell table:style-name="Table4.G3" office:value-type="string">
            <text:p text:style-name="P24">Address Space <text:span text:style-name="T51">(Optional)</text:span></text:p>
          </table:table-cell>
          <table:table-cell table:style-name="Table4.H2" office:value-type="string">
            <text:p text:style-name="P24">Command Specific</text:p>
          </table:table-cell>
        </table:table-row>
        <table:table-row>
          <table:covered-table-cell/>
          <table:covered-table-cell/>
          <table:table-cell table:style-name="Table4.C3" table:number-columns-spanned="2" office:value-type="string">
            <text:p text:style-name="P25">Available Commands</text:p>
          </table:table-cell>
          <table:covered-table-cell/>
          <table:table-cell table:style-name="Table4.E3" office:value-type="string">
            <text:p text:style-name="P25">Write Lengths</text:p>
          </table:table-cell>
          <table:table-cell table:style-name="Table4.F3" office:value-type="string">
            <text:p text:style-name="P25">Highest Address Space</text:p>
          </table:table-cell>
          <table:table-cell table:style-name="Table4.G3" office:value-type="string">
            <text:p text:style-name="P25">Lowest Address Space</text:p>
          </table:table-cell>
          <table:table-cell table:style-name="Table4.H3" office:value-type="string">
            <text:p text:style-name="P25">Name String (Optional)</text:p>
          </table:table-cell>
        </table:table-row>
        <table:table-row>
          <table:covered-table-cell/>
          <table:covered-table-cell/>
          <table:table-cell table:style-name="Table4.C4" table:number-columns-spanned="6" office:value-type="string">
            <text:p text:style-name="P26">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7">Address Space</text:p>
          </table:table-cell>
          <table:table-cell table:style-name="Table4.D5" table:number-columns-spanned="4" office:value-type="string">
            <text:p text:style-name="P27">Highest Address</text:p>
          </table:table-cell>
          <table:covered-table-cell/>
          <table:covered-table-cell/>
          <table:covered-table-cell/>
          <table:table-cell table:style-name="Table4.H5" office:value-type="string">
            <text:p text:style-name="P27">Additional ...</text:p>
          </table:table-cell>
        </table:table-row>
        <table:table-row>
          <table:covered-table-cell/>
          <table:covered-table-cell/>
          <table:table-cell table:style-name="Table4.C6" office:value-type="string">
            <text:p text:style-name="P27">Address Space</text:p>
          </table:table-cell>
          <table:table-cell table:style-name="Table4.D6" table:number-columns-spanned="5" office:value-type="string">
            <text:p text:style-name="P24"/>
          </table:table-cell>
          <table:covered-table-cell/>
          <table:covered-table-cell/>
          <table:covered-table-cell/>
          <table:covered-table-cell/>
        </table:table-row>
      </table:table>
      <text:p text:style-name="P59"/>
      <text:p text:style-name="P59">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9">Byte 1 <text:span text:style-name="T33">(Command Type)</text:span></text:p>
            </table:table-cell>
            <table:covered-table-cell/>
          </table:table-row>
        </table:table-header-rows>
        <table:table-row table:style-name="Table5.1">
          <table:table-cell table:style-name="Table5.A2" office:value-type="string">
            <text:p text:style-name="P20">Bits 7..6 – <text:span text:style-name="T31">Command Type</text:span></text:p>
          </table:table-cell>
          <table:table-cell table:style-name="Table5.B2" office:value-type="string">
            <text:p text:style-name="P1">0b00 – Write operations</text:p>
            <text:p text:style-name="P1">0b01 – Read operations</text:p>
            <text:p text:style-name="P1">0b10 – Control operations</text:p>
            <text:p text:style-name="P1">0b11 – Not used / reserved</text:p>
          </table:table-cell>
        </table:table-row>
        <table:table-row table:style-name="Table5.1">
          <table:table-cell table:style-name="Table5.A6" office:value-type="string">
            <text:p text:style-name="P20">Bit 5 – <text:span text:style-name="T31">Stream/Datagram</text:span></text:p>
          </table:table-cell>
          <table:table-cell table:style-name="Table5.B3" office:value-type="string">
            <text:p text:style-name="P1">0b0 – Use Datagrams</text:p>
            <text:p text:style-name="P1">0b1 – Use Streams</text:p>
          </table:table-cell>
        </table:table-row>
        <table:table-row table:style-name="Table5.1">
          <table:table-cell table:style-name="Table5.A6" office:value-type="string">
            <text:p text:style-name="P20">Bit 4 – <text:span text:style-name="T31">Command/Reply</text:span></text:p>
          </table:table-cell>
          <table:table-cell table:style-name="Table5.B4" office:value-type="string">
            <text:p text:style-name="P1">0b0 – Command</text:p>
            <text:p text:style-name="P1">0b1 – Reply</text:p>
          </table:table-cell>
        </table:table-row>
        <table:table-row table:style-name="Table5.1">
          <table:table-cell table:style-name="Table5.A6" office:value-type="string">
            <text:p text:style-name="P20">Bit 3 – <text:span text:style-name="T31">(Command) Under Mask</text:span></text:p>
            <text:p text:style-name="P68">Bit 3 – (Reply) Fail/OK</text:p>
          </table:table-cell>
          <table:table-cell table:style-name="Table5.B5" office:value-type="string">
            <text:p text:style-name="P1">0b0 – Not under mask</text:p>
            <text:p text:style-name="P1">0b1 – Under mask</text:p>
            <text:p text:style-name="P23">0b0 – Okay</text:p>
            <text:p text:style-name="P23">0b1 - Fail</text:p>
          </table:table-cell>
        </table:table-row>
        <table:table-row table:style-name="Table5.1">
          <table:table-cell table:style-name="Table5.A6" office:value-type="string">
            <text:p text:style-name="P20">Bit 2 – <text:span text:style-name="T31">Reserved</text:span></text:p>
          </table:table-cell>
          <table:table-cell table:style-name="Table5.B6" office:value-type="string">
            <text:p text:style-name="P1">0b0 – send as zero, check on receipt</text:p>
          </table:table-cell>
        </table:table-row>
        <table:table-row table:style-name="Table5.1">
          <table:table-cell table:style-name="Table5.A7" office:value-type="string">
            <text:p text:style-name="P20">Bits 1..0 – <text:span text:style-name="T32">Address Space</text:span></text:p>
          </table:table-cell>
          <table:table-cell table:style-name="Table5.B7" office:value-type="string">
            <text:p text:style-name="P1">0b00 – Address space in byte 6</text:p>
            <text:p text:style-name="P1">0b01 – Address space 0xFD</text:p>
            <text:p text:style-name="P1">0b10 – Address space 0xFE</text:p>
            <text:p text:style-name="P1">0b1<text:change-start text:change-id="ct38165872"/><text:span text:style-name="T27">1</text:span><text:change-end text:change-id="ct38165872"/><text:change text:change-id="ct38166064"/> – Address space 0xFF</text:p>
          </table:table-cell>
        </table:table-row>
      </table:table>
      <text:p text:style-name="P59"/>
      <text:h text:style-name="Heading_20_3" text:outline-level="3">Address Space Size</text:h>
      <text:p text:style-name="P2">The four-byte address allows directly addressing 4GB of data. The use of address spaces (see<text:a xlink:type="simple" xlink:href="#2.4.2.Address Space Selection|outline" text:style-name="Internet_20_link" text:visited-style-name="Visited_20_Internet_20_Link"><text:span text:style-name="T28">#2.4.2.Address Space Selection</text:span></text:a>) allows direct access to 1TB <text:span text:style-name="T35">of data</text:span>.</text:p>
      <text:p text:style-name="P2"><text:soft-page-break/>The large address range removes the need for address <text:change-start text:change-id="ct38170448"/><text:span text:style-name="T1">and paging </text:span><text:change-end text:change-id="ct38170448"/>registers and other non-idempotent accesses when accessing e.g. sound information in a large memory.</text:p>
      <text:h text:style-name="Heading_20_3" text:outline-level="3"><text:bookmark-start text:name="__RefHeading__16402_548527705"/>Address Space Selection<text:bookmark-end text:name="__RefHeading__16402_548527705"/></text:h>
      <text:p text:style-name="P2">Although a 32-bit address space is large enough to cover combined uses of memory, it can be more convenient to consider separate address spaces in the node. <text:s/>This can also be considered to be a top digit in a global address space, <text:span text:style-name="T34">if desired</text:span>, but note that the separate address spaces may cover the same memory objects, e.g. “all memory” and “<text:change text:change-id="ct38162736"/>configuration” spaces may reference the same <text:span text:style-name="T34">physical (or virtual) location in </text:span>memory.</text:p>
      <text:h text:style-name="P106" text:outline-level="3"><text:span text:style-name="T36">Generic </text:span>Error Handling</text:h>
      <text:p text:style-name="P42">An unknown command in byte 1 <text:span text:style-name="T55">error</text:span> may result from <text:span text:style-name="T55">requesting </text:span>a command that is not defined by the standard, but it may also result from <text:span text:style-name="T55">requesting </text:span>a command the that standard defines, which the node being accessed does not support. <text:s/>The error code to send is not specified, however, the recommended error code to be sent in the OpenLCB Datagram Transport Datagram Rejected message <text:span text:style-name="T55">the following:</text:span></text:p>
      <text:list xml:id="list6558243933345245988" text:style-name="L3">
        <text:list-item>
          <text:p text:style-name="P81">0x1041 <text:span text:style-name="T22">–</text:span> Permanent error: Not implemented, subcommand is unknown.</text:p>
        </text:list-item>
      </text:list>
      <text:p text:style-name="P42"><text:span text:style-name="T55">In the appropriate situations a Datagram Rejected or a response datagram with Failed status should use the following specific error codes</text:span>:</text:p>
      <text:list xml:id="list711491232437605534" text:style-name="L4">
        <text:list-item>
          <text:p text:style-name="P82">0x1081 <text:span text:style-name="T22">–</text:span> Permanent error: Invalid argument. Address space not known.</text:p>
        </text:list-item>
        <text:list-item>
          <text:p text:style-name="P82">0x1082 <text:span text:style-name="T22">–</text:span> Permanent error: Invalid argument. Out of bounds, address space is valid, but the address within the space is not implemented.</text:p>
        </text:list-item>
        <text:list-item>
          <text:p text:style-name="P82">0x1083 <text:span text:style-name="T22">–</text:span> Permanent error: Invalid argument. Write access to a read-only space.</text:p>
        </text:list-item>
      </text:list>
      <text:p text:style-name="P60">In addition, all other error codes defined in the Message Network Standard <text:span text:style-name="T56">or Datagram Standard </text:span>may be used, for example:</text:p>
      <text:list xml:id="list3250516344640458312" text:style-name="L5">
        <text:list-item>
          <text:p text:style-name="P97">0x1000 – Permanent error, not further specified.</text:p>
        </text:list-item>
        <text:list-item>
          <text:p text:style-name="P97">0x1040 – Not implemented, not further specified.</text:p>
        </text:list-item>
        <text:list-item>
          <text:p text:style-name="P98">0x1080 <text:span text:style-name="T22">–</text:span> Invalid arguments, not further specified.</text:p>
        </text:list-item>
      </text:list>
      <text:p text:style-name="P43">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56">the error code 0x1043 (Not Implemented, unknown MTI or Transport protocol is not supported).</text:span></text:p>
      <text:p text:style-name="P44">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107" text:outline-level="3">Read Command</text:h>
      <text:p text:style-name="P44">This is a request to read an address space. <text:s/>If the address space does not exist, a Datagram Rejected message <text:span text:style-name="T56">shall</text:span> be sent with a permanent error. <text:s/>The likely error code would be:</text:p>
      <text:p text:style-name="P64"><text:span text:style-name="T55">0x1081 </text:span><text:span text:style-name="T24">–</text:span><text:span text:style-name="T55"> Permanent error: Invalid argument. Address space not known.</text:span></text:p>
      <text:p text:style-name="P6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67"><text:s/><text:span text:style-name="T37">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107" text:outline-level="3">Read Reply</text:h>
      <text:p text:style-name="P44">This message is sent in response to a Read Command <text:span text:style-name="T37">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45">A Read Reply is not considered to be in error unless it responds with zero bytes of data. <text:s/>In this case, a failure should be indicated with a<text:span text:style-name="T38">n appropriate error code as defined by the OpenLCB Memory Configuration Standard and/or the OpenLCB Message Network Standard.</text:span></text:p>
      <text:p text:style-name="P46">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108" text:outline-level="3">Read Stream Command</text:h>
      <text:p text:style-name="P47">Stream support within the OpenLCB Memory Configuration Protocol is considered experimental. <text:s/>A version of this Technical Note and corresponding Standard containing updated information on the usage of streams will likely be adopted at a future time.</text:p>
      <text:h text:style-name="P109" text:outline-level="3">Read Stream Reply</text:h>
      <text:p text:style-name="P48">Stream support within the OpenLCB Memory Configuration Protocol is considered experimental. <text:s/>A version of this Technical Note and corresponding Standard containing updated information on the usage of streams will likely be adopted at a future time.</text:p>
      <text:h text:style-name="P110" text:outline-level="3"><text:soft-page-break/>Write Command</text:h>
      <text:p text:style-name="P3">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9"><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9">rite Reply</text:span></text:h>
      <text:p text:style-name="P3">For the less-common case of writes that might fail and/or take a long time, the <text:span text:style-name="T2">Datagram OK </text:span>reply to the Write datagram can <text:span text:style-name="T2">have the Reply Pending bit set</text:span><text:change text:change-id="ct38352768"/>, followed by a Write Reply when the operation is done. <text:s/>That Write Reply, in turn, <text:span text:style-name="T22">informs the </text:span><text:span text:style-name="T23">requester</text:span><text:span text:style-name="T22"> when the operation was complete, and whether it completed OK.</text:span></text:p>
      <text:p text:style-name="P70"><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110" text:outline-level="3">Write Under Mask Command</text:h>
      <text:p text:style-name="P52">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52">The primary use for this is to set/clear individual bits within a larger addressable type such as a byte, or multi-byte word.</text:p>
      <text:h text:style-name="P111" text:outline-level="3"><text:soft-page-break/>Write Stream Command</text:h>
      <text:p text:style-name="P49">Stream support within the OpenLCB Memory Configuration Protocol is considered experimental. <text:s/>A version of this Technical Note and corresponding Standard containing updated information on the usage of streams will likely be adopted at a future time.</text:p>
      <text:h text:style-name="P112" text:outline-level="3">Write Stream Reply</text:h>
      <text:p text:style-name="P51">Stream support within the OpenLCB Memory Configuration Protocol is considered experimental. <text:s/>A version of this Technical Note and corresponding Standard containing updated information on the usage of streams will likely be adopted at a future time.</text:p>
      <text:h text:style-name="P113" text:outline-level="3">Get Configuration Options Command</text:h>
      <text:p text:style-name="P53">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113" text:outline-level="3"><text:bookmark-start text:name="__RefHeading__21986_548527705"/>Get Configuration Options Reply<text:bookmark-end text:name="__RefHeading__21986_548527705"/></text:h>
      <text:p text:style-name="P58">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114" text:outline-level="3">Get Address Space Information Command</text:h>
      <text:p text:style-name="P54">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114" text:outline-level="3"><text:bookmark-start text:name="__RefHeading__22052_548527705"/>Get Address Space Information Reply<text:bookmark-end text:name="__RefHeading__22052_548527705"/></text:h>
      <text:p text:style-name="P58">To ease automated access, a configuring node can inquire about the address spaces in the being-configured node. Whether or not the address space is present, a reply is required.</text:p>
      <text:h text:style-name="P115" text:outline-level="3"><text:bookmark-start text:name="__RefHeading__22123_548527705"/>Lock/Reserve Command<text:bookmark-end text:name="__RefHeading__22123_548527705"/></text:h>
      <text:p text:style-name="P58">Although nodes can be configured by multiple other nodes, this can also lead to inconsistencies. The optional Lock/Release command can be used to avoid this.</text:p>
      <text:h text:style-name="P115" text:outline-level="3">Lock/Reserve Reply</text:h>
      <text:p text:style-name="P55">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116" text:outline-level="3"><text:bookmark-start text:name="__RefHeading__22341_548527705"/>Get Unique ID Command<text:bookmark-end text:name="__RefHeading__22341_548527705"/></text:h>
      <text:p text:style-name="P4">Event IDs are considered to be 'virgin' until they are taught to another node. <text:s/>Learned Event IDs are not virgin by definition, since they are shared by the taught node and by the node that did <text:span text:style-name="T20">the</text:span> teaching. <text:s/></text:p>
      <text:p text:style-name="P4"><text:span text:style-name="T43">This command is used to obtain new virgin Event IDs and return them to </text:span><text:span text:style-name="T21">the</text:span><text:span text:style-name="T43"> requesting node. <text:s/>The node should draw these from some pool of unique virgin Event IDs. <text:s/>This may be from </text:span><text:span text:style-name="T21">the</text:span><text:span text:style-name="T43"> 64k Event IDs assigned to </text:span><text:span text:style-name="T21">the</text:span><text:span text:style-name="T43"> node associated with its Node ID, or some other pool, but it must maintain the uniqueness of </text:span><text:span text:style-name="T21">the</text:span><text:span text:style-name="T43"> Event IDs. <text:s/>If the node maintains a counter or pointer to the pool, then the value of this variable must be maintained even if </text:span><text:span text:style-name="T21">the</text:span><text:span text:style-name="T43"> node goes through a reboot or res</text:span><text:change-start text:change-id="ct37986336"/><text:span text:style-name="T43">e</text:span><text:change-end text:change-id="ct37986336"/><text:span text:style-name="T43">t. <text:s/>This means that its value must be keep in non-volatile memory. <text:s/></text:span></text:p>
      <text:p text:style-name="P4"><text:span text:style-name="T43">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21">other</text:span><text:span text:style-name="T43"> methods, such as the Remote Button Protocol might be used to allow this function remotely. <text:s/></text:span></text:p>
      <text:p text:style-name="P36"><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4">Once Event IDs are taught, they represent an abstract idea, although that idea may <text:span text:style-name="T3">cer</text:span><text:change text:change-id="ct37983200"/><text:span text:style-name="T3">t</text:span><text:change-start text:change-id="ct37965440"/><text:span text:style-name="T3">a</text:span><text:change-end text:change-id="ct37965440"/><text:span text:style-name="T3">inly </text:span>have concrete consequences. <text:s/>For example, the abstract idea “Night has fallen” <text:span text:style-name="T3">can be</text:span> <text:span text:style-name="T3">represented </text:span>by a shared Event ID between many nodes, <text:span text:style-name="T3">and sending it can have many consequences</text:span>. <text:s/>The important point is that Event ID <text:span text:style-name="T44">cannot</text:span><text:span text:style-name="T45"> be used for </text:span><text:span text:style-name="T46">any other</text:span><text:span text:style-name="T45"> </text:span><text:span text:style-name="T46">idea or </text:span><text:span text:style-name="T45">purpose, unless it is removed from </text:span><text:span text:style-name="T44">all</text:span><text:span text:style-name="T45"> nodes that use it. <text:s/></text:span><text:span text:style-name="T46">That</text:span><text:span text:style-name="T45"> may be possible </text:span><text:span text:style-name="T46">i</text:span><text:span text:style-name="T45">n a closed system, like a private layout, especially with </text:span><text:span text:style-name="T46">the appropriate</text:span><text:span text:style-name="T45"> software tools. <text:s/>However, not all systems are closed and not all nodes are reachable or active. <text:s/>Consider a node </text:span><text:span text:style-name="T46">that is non-powered, or one </text:span><text:span text:style-name="T45">on </text:span><text:span text:style-name="T17">the</text:span><text:span text:style-name="T45"> work-bench, or </text:span><text:span text:style-name="T46">even more important </text:span><text:span text:style-name="T17">the</text:span><text:span text:style-name="T45"> </text:span><text:span text:style-name="T46">one</text:span><text:span text:style-name="T45"> </text:span><text:span text:style-name="T46">that </text:span><text:span text:style-name="T45">you sold. <text:s/>The “Night has fallen” Event ID may still be used by </text:span><text:span text:style-name="T46">any of those</text:span><text:span text:style-name="T45"> nodes, and the</text:span><text:span text:style-name="T46">y </text:span><text:span text:style-name="T45"><text:s/></text:span><text:span text:style-name="T46">can be used to teach it to yet </text:span><text:span text:style-name="T45">more nodes. <text:s/>So, in general, it is much safer </text:span><text:span text:style-name="T46">to have</text:span><text:span text:style-name="T45"> </text:span><text:span text:style-name="T17">other</text:span><text:span text:style-name="T45"> mechanisms </text:span><text:span text:style-name="T46">available </text:span><text:span text:style-name="T45">to prevent </text:span><text:span text:style-name="T46">any </text:span><text:span text:style-name="T45">inadvertent reuse of Event IDs. <text:s/></text:span></text:p>
      <text:p text:style-name="P4"><text:span text:style-name="T45">One method is to provide </text:span><text:span text:style-name="T46">a mechanism</text:span><text:span text:style-name="T45"> to reset the node such that all </text:span><text:span text:style-name="T46">its </text:span><text:span text:style-name="T45">Event IDs are replaced by a set of </text:span><text:span text:style-name="T46">new </text:span><text:span text:style-name="T45">virgin Event IDs. <text:s/>For small nodes that use 2-100 Event IDs this is reaso</text:span><text:span text:style-name="T46">n</text:span><text:span text:style-name="T45">able. <text:s/>Each node ha</text:span><text:span text:style-name="T46">s</text:span><text:span text:style-name="T45"> 64k Event IDs assigned to it, </text:span><text:span text:style-name="T46">and </text:span><text:span text:style-name="T45">so these </text:span><text:span text:style-name="T46">nodes </text:span><text:span text:style-name="T45">can be reset 600-</text:span><text:span text:style-name="T46">30</text:span><text:span text:style-name="T45">k times before running out of virgin Event IDs. <text:s/></text:span></text:p>
      <text:p text:style-name="P4"><text:span text:style-name="T45">Another method, that is more frugal of Event IDs, is to only replace non-virgin Event IDs, </text:span><text:span text:style-name="T46">i</text:span><text:change-start text:change-id="ct38000016"/><text:span text:style-name="T46">.</text:span><text:change-end text:change-id="ct38000016"/><text:span text:style-name="T46">e</text:span><text:change-start text:change-id="ct37985936"/><text:span text:style-name="T46">.,</text:span><text:change-end text:change-id="ct37985936"/><text:span text:style-name="T46"> those that have </text:span><text:span text:style-name="T45">been taught or learned, </text:span><text:span text:style-name="T46">on a reset</text:span><text:span text:style-name="T45">. <text:s/></text:span><text:span text:style-name="T46">F</text:span><text:span text:style-name="T45">lag-bits </text:span><text:span text:style-name="T46">would be used </text:span><text:span text:style-name="T45">to remember which ones are non-virgin, </text:span><text:span text:style-name="T46">and thus which need replacing</text:span><text:span text:style-name="T45">. <text:s/></text:span></text:p>
      <text:p text:style-name="P5"><text:span text:style-name="T45">A further sophistication is to use a 'just-in-time' method. <text:s text:c="2"/>Each Event ID would be flagged as virgin or non-virgin. <text:s/>When the node was to teach a non-virgin Event-ID, it would be replaced with a new virgin one before </text:span><text:span text:style-name="T17">the</text:span><text:span text:style-name="T45"> teaching occurred. <text:s/>The disadvantage to this method is that an EventID would only be able to be taught once, whereas there are situations where it </text:span><text:span text:style-name="T46">is desired to </text:span><text:span text:style-name="T45">extend an abstract idea to additional nodes. <text:s/>Unfortunately</text:span><text:span text:style-name="T17">, by definition these Event IDs would </text:span><text:span text:style-name="T4">already </text:span><text:span text:style-name="T17">be considered non-virgin and would be replaced </text:span><text:span text:style-name="T4">by a new virgin Event ID</text:span><text:span text:style-name="T17">. <text:s text:c="2"/></text:span><text:span text:style-name="T4">This coul</text:span><text:change text:change-id="ct37993424"/><text:span text:style-name="T4">d</text:span><text:change-start text:change-id="ct38392848"/><text:span text:style-name="T4"> </text:span><text:change-end text:change-id="ct38392848"/><text:span text:style-name="T4">be mitigated by a more</text:span><text:span text:style-name="T17"> complicated UI, but it would likely </text:span><text:span text:style-name="T4">be </text:span><text:span text:style-name="T17">confusing to </text:span><text:span text:style-name="T4">t</text:span><text:span text:style-name="T17">he user.</text:span><text:change-start text:change-id="ct37981872"/></text:p>
      <text:p text:style-name="P5"><text:span text:style-name="T19">Note that all mechanism for tracking Event IDs being “virgin” is dependent on the sole use of the teach/learn protocol. As soon as a Configuration Tool reads the CDI and uses it to display the event I</text:span><text:change-end text:change-id="ct37981872"/><text:change-start text:change-id="ct38362896"/><text:span text:style-name="T19">Ds to the user, there is no way for the node to keep track of the user copy-pasting the Event ID to some other node, or writing it down.</text:span><text:change-end text:change-id="ct38362896"/><text:span text:style-name="T17"> <text:s/></text:span></text:p>
      <text:p text:style-name="P4"><text:span text:style-name="T3">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3632699255898349199" text:style-name="L6">
        <text:list-item>
          <text:p text:style-name="P99">Mark the affected Producers / Consumers with Event ID of zero, hence making them unusable;</text:p>
        </text:list-item>
        <text:list-item>
          <text:p text:style-name="P100"><text:span text:style-name="T52">R</text:span>eply <text:span text:style-name="T47">using a</text:span> Datagram Rejected <text:span text:style-name="T47">message with</text:span> permanent error <text:span text:style-name="T47">for subsequent requests;</text:span></text:p>
        </text:list-item>
        <text:list-item>
          <text:p text:style-name="P100"><text:span text:style-name="T52">P</text:span>ermanently stop working (never announce as initialized);</text:p>
        </text:list-item>
        <text:list-item>
          <text:p text:style-name="P77">Allow for manual user intervention to reset, or reassign the Unique ID space in the node.</text:p>
        </text:list-item>
      </text:list>
      <text:p text:style-name="P4"><text:soft-page-break/>However <text:span text:style-name="T48">this is managed, the implementation </text:span>must ensure that non-virgin event IDs are not re-used. <text:s/></text:p>
      <text:p text:style-name="P37">Solutions to the above limitations include: </text:p>
      <text:list xml:id="list8123864370772064052" text:style-name="L7">
        <text:list-item>
          <text:p text:style-name="P102"><text:span text:style-name="T52">Design the node with </text:span>more than 64k Event IDs, by using some of <text:span text:style-name="T20">the</text:span> Node ID bits to extend the Event ID space. <text:s/>For example a node that is assigned a range of Node IDs, say a.b.c.d.e.00 – a.b.c.d.e.FF could use 256x64k Event IDs; </text:p>
        </text:list-item>
        <text:list-item>
          <text:p text:style-name="P101"><text:span text:style-name="T54">Teach</text:span><text:span text:style-name="T53"> </text:span><text:span text:style-name="T54">an</text:span><text:span text:style-name="T53"> </text:span><text:span text:style-name="T54">E</text:span><text:span text:style-name="T53">vent </text:span><text:span text:style-name="T54">ID</text:span><text:span text:style-name="T53"> from another node (which has not run out of its space yet); </text:span></text:p>
        </text:list-item>
        <text:list-item>
          <text:p text:style-name="P83">Overwrite the zero Event ID <text:span text:style-name="T56">using</text:span> a configuration tool <text:span text:style-name="T56">with a value</text:span> from another pool assigned to you.</text:p>
        </text:list-item>
      </text:list>
      <text:h text:style-name="P117" text:outline-level="3">Get Unique ID Reply</text:h>
      <text:p text:style-name="P56">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118" text:outline-level="3"><text:bookmark-start text:name="__RefHeading__6949_1279031061"/><text:change-start text:change-id="ct37977104"/>Unfreeze Command<text:bookmark-end text:name="__RefHeading__6949_1279031061"/></text:h>
      <text:p text:style-name="P6">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6">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9">There is no requirement <text:span text:style-name="T5">in this standard </text:span>on the Target Node on what to do or how to process the Freeze / Unfreeze <text:span text:style-name="T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6">An example such application is Firmware Upgrade, <text:span text:style-name="T5">as specified by the Firmware Upgrade Standard</text:span>. <text:span text:style-name="T5">For </text:span><text:change-end text:change-id="ct37977104"/><text:change text:change-id="ct37973872"/><text:change-start text:change-id="ct38375920"/><text:span text:style-name="T5">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61">As the Freeze and Unfreeze commands may have valid implementations with the side effect of rebooting the Target Node, there is no requirement that a proper Datagram <text:span text:style-name="T57">Received OK a</text:span>cknowledgement be sent back to the Configuration Tool. The Configuration Tool shall watch the network for Node Initialization Complete messages and interpret them as positive acknowledgement.</text:p>
      <text:p text:style-name="P62">The Freeze and Unfreeze commands carry an Address Space identifier to allow the different higher-level protocols to be disambiguated from each other by allocating a dedicated Address Space identifier for them.</text:p>
      <text:h text:style-name="P118" text:outline-level="3"><text:soft-page-break/>Freeze Command</text:h>
      <text:p text:style-name="P6">See Section <text:bookmark-ref text:reference-format="number" text:ref-name="__RefHeading__6949_1279031061">2.4.21</text:bookmark-ref> <text:bookmark-ref text:reference-format="text" text:ref-name="__RefHeading__6949_1279031061">Unfreeze Command</text:bookmark-ref> for additional information.</text:p>
      <text:h text:style-name="P8" text:outline-level="3"><text:change-end text:change-id="ct38375920"/>Update Complete Command</text:h>
      <text:p text:style-name="P9">The configuration protocol does not specify the meaning of the transferred data. In particular, it doesn't specify <text:span text:style-name="T30">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119" text:outline-level="3">Reset/Reboot Command</text:h>
      <text:p text:style-name="P7">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119" text:outline-level="3">Reinitialize/Factory Reset Command</text:h>
      <text:p text:style-name="P57">This is a heavy-weight operation which may require some form of interlock, e.g. the user pressing a button, to prevent inadvertent data loss. As a small safety precaution, the Node ID of the no<text:span text:style-name="T49">d</text:span>e being reset is redundantly carried in the data part of the datagram.</text:p>
      <text:p text:style-name="P7">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22">new</text:span> Unique ID pool into the node, or use some other unprescribed method to handle (or not handle) potential conflicts as a result of the reset.<text:change text:change-id="ct38378336"/></text:p>
      <text:h text:style-name="Heading_20_1" text:outline-level="1">General</text:h>
      <text:h text:style-name="Heading_20_2" text:outline-level="2">Environment of Protocol</text:h>
      <text:h text:style-name="Heading_20_3" text:outline-level="3">Requirements</text:h>
      <text:list xml:id="list8203740886178167818" text:style-name="L8">
        <text:list-item>
          <text:p text:style-name="P84">Nodes must carry enough context that a stand-alone configuration tool can provide a useful human interface without getting any data from an external source, e.g. needing an Internet download to handle a new node type.</text:p>
        </text:list-item>
        <text:list-item>
          <text:p text:style-name="P84">It must be possible to configure a node entirely over the OpenLCB, without physical interactions, e.g. pushing buttons. This configuration must be compatible with local configuration, including e.g. the Blue/Gold method.</text:p>
        </text:list-item>
        <text:list-item>
          <text:p text:style-name="P84"><text:soft-page-break/>It must be possible to configure one or more nodes while the rest of the OpenLCB is operating normally.</text:p>
        </text:list-item>
        <text:list-item>
          <text:p text:style-name="P84">It must be possible to read, store, and reload the configuration of a node.</text:p>
        </text:list-item>
      </text:list>
      <text:h text:style-name="Heading_20_3" text:outline-level="3">Preferences</text:h>
      <text:list xml:id="list5547744921374302230" text:style-name="L9">
        <text:list-item>
          <text:p text:style-name="P85">Small nodes shouldn't need a lot of processing power, e.g. to compress or decompress data in real time. Memory usage should also be limited, but is a second priority.</text:p>
        </text:list-item>
        <text:list-item>
          <text:p text:style-name="P85">Configuration operations should be state-less and idempotent to simplify software at both ends.</text:p>
        </text:list-item>
        <text:list-item>
          <text:p text:style-name="P8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85">For efficiency, atomic reads or writes of small amounts of data should fit into a single-frame CAN datagram. Single-bit writes also add efficiency. </text:p>
        </text:list-item>
        <text:list-item>
          <text:p text:style-name="P85">Multiple address spaces make it easier to handle multiple types of data.</text:p>
        </text:list-item>
        <text:list-item>
          <text:p text:style-name="P85">For large transfers, it's desirable to be able to use streams. Not all nodes support them, though, so it must be possible to <text:span text:style-name="T42">I</text:span>nquire about capabilities.</text:p>
        </text:list-item>
        <text:list-item>
          <text:p text:style-name="P85">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ext:change text:change-id="ct38418096"/>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5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5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28">Read [d] →</text:p>
      <text:p text:style-name="P28">← datagram reply</text:p>
      <text:p text:style-name="P28">← Read Reply [d]</text:p>
      <text:p text:style-name="P28">Read [d] →</text:p>
      <text:p text:style-name="P28">datagram reply →</text:p>
      <text:p text:style-name="P29">← datagram reply</text:p>
      <text:p text:style-name="P30">← Read Reply [d]</text:p>
      <text:p text:style-name="Standard">datagram reply →</text:p>
      <text:p text:style-name="Standard">Note that the 2<text:span text:style-name="T29">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28">Read [d] →</text:p>
      <text:p text:style-name="P28">← datagram reply</text:p>
      <text:p text:style-name="P28">← Read Reply [d]</text:p>
      <text:p text:style-name="P28">Read [d] →</text:p>
      <text:p text:style-name="P28">← datagram negative reply (reject, no buffer, please resend)</text:p>
      <text:p text:style-name="P28">datagram reply →</text:p>
      <text:p text:style-name="P28">Read [d] (retransmit) →</text:p>
      <text:p text:style-name="P28">← datagram reply</text:p>
      <text:p text:style-name="P28">←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42">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63">The stream protocol is meant for large reads and writes, but the datagram protocol can also work well on a single CAN segment. The difference in performance comes from <text:change-start text:change-id="ct39201584"/><text:span text:style-name="T58">a number of factors:</text:span></text:p>
      <text:list xml:id="list7877615853403841570" text:style-name="L10">
        <text:list-item>
          <text:p text:style-name="P86"><text:span text:style-name="T58">Stre</text:span><text:change-end text:change-id="ct39201584"/><text:change-start text:change-id="ct38729312"/><text:span text:style-name="T58">am buffers may often be larger than datagram sizes.</text:span></text:p>
        </text:list-item>
        <text:list-item>
          <text:p text:style-name="P88">The header information for reads/writes only needs to be transmitted once for streams (no matter how many buffer-size the transfer is), but once for every datagram.</text:p>
        </text:list-item>
        <text:list-item>
          <text:p text:style-name="P87"><text:span text:style-name="T58">St</text:span><text:change-end text:change-id="ct38729312"/><text:change-start text:change-id="ct38727056"/><text:span text:style-name="T58">reams have one byte less data per CAN frame than datagrams. </text:span><text:change-end text:change-id="ct38727056"/><text:change-start text:change-id="ct38724960"/><text:span text:style-name="T58">This is approximately the same overhead as 64-byte datagrams' headers.</text:span></text:p>
        </text:list-item>
        <text:list-item>
          <text:p text:style-name="P89">The setup cost of a stream is higher than a single datagram, so very short transfers are not efficient using datagrams.</text:p>
        </text:list-item>
        <text:list-item>
          <text:p text:style-name="P89">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change-end text:change-id="ct38724960"/><text:change text:change-id="ct38725456"/></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Introduction<text:tab/>1</text:p>
          <text:p text:style-name="P75"><text:s/>2 Annotations to the Standard<text:tab/>1</text:p>
          <text:p text:style-name="P72"><text:s/>2.1 Introduction<text:tab/>1</text:p>
          <text:p text:style-name="P72"><text:s/>2.2 Intended Use<text:tab/>1</text:p>
          <text:p text:style-name="P72"><text:s/>2.3 Reference and Context<text:tab/>1</text:p>
          <text:p text:style-name="P72"><text:s/>2.4 Message Formats<text:tab/>1</text:p>
          <text:p text:style-name="P73"><text:s/>2.4.1 Address Space Size<text:tab/>2</text:p>
          <text:p text:style-name="P73"><text:s/>2.4.2 Address Space Selection<text:tab/>3</text:p>
          <text:p text:style-name="P73"><text:s/>2.4.3 Generic Error Handling<text:tab/>3</text:p>
          <text:p text:style-name="P73"><text:s/>2.4.4 Read Command<text:tab/>3</text:p>
          <text:p text:style-name="P73"><text:s/>2.4.5 Read Reply<text:tab/>4</text:p>
          <text:p text:style-name="P73"><text:s/>2.4.6 Read Stream Command<text:tab/>5</text:p>
          <text:p text:style-name="P73"><text:s/>2.4.7 Read Stream Reply<text:tab/>5</text:p>
          <text:p text:style-name="P73"><text:s/>2.4.8 Write Command<text:tab/>6</text:p>
          <text:p text:style-name="P73"><text:s/>2.4.9 Write Reply<text:tab/>6</text:p>
          <text:p text:style-name="P73"><text:s/>2.4.10 Write Under Mask Command<text:tab/>7</text:p>
          <text:p text:style-name="P73"><text:s/>2.4.11 Write Stream Command<text:tab/>8</text:p>
          <text:p text:style-name="P73"><text:s/>2.4.12 Write Stream Reply<text:tab/>8</text:p>
          <text:p text:style-name="P73"><text:s/>2.4.13 Get Configuration Options Command<text:tab/>8</text:p>
          <text:p text:style-name="P73"><text:s/>2.4.14 Get Configuration Options Reply<text:tab/>8</text:p>
          <text:p text:style-name="P73"><text:s/>2.4.15 Get Address Space Information Command<text:tab/>8</text:p>
          <text:p text:style-name="P73"><text:s/>2.4.16 Get Address Space Information Reply<text:tab/>8</text:p>
          <text:p text:style-name="P73"><text:s/>2.4.17 Lock/Reserve Command<text:tab/>8</text:p>
          <text:p text:style-name="P73"><text:s/>2.4.18 Lock/Reserve Reply<text:tab/>8</text:p>
          <text:p text:style-name="P73"><text:s/>2.4.19 Get Unique ID Command<text:tab/>8</text:p>
          <text:p text:style-name="P73"><text:s/>2.4.20 Get Unique ID Reply<text:tab/>10</text:p>
          <text:p text:style-name="P73"><text:s/>2.4.21 Unfreeze Command<text:tab/>10</text:p>
          <text:p text:style-name="P73"><text:s/>2.4.22 Freeze Command<text:tab/>11</text:p>
          <text:p text:style-name="P73"><text:s/>2.4.23 Update Complete Command<text:tab/>11</text:p>
          <text:p text:style-name="P73"><text:s/>2.4.24 Reset/Reboot Command<text:tab/>11</text:p>
          <text:p text:style-name="P73"><text:s/>2.4.25 Reinitialize/Factory Reset Command<text:tab/>11</text:p>
          <text:p text:style-name="P73">Enter Bootloader Command<text:tab/>11</text:p>
          <text:p text:style-name="P75"><text:s/>3 General<text:tab/>11</text:p>
          <text:p text:style-name="P72"><text:s/>3.1 Environment of Protocol<text:tab/>11</text:p>
          <text:p text:style-name="P73"><text:s/>3.1.1 Requirements<text:tab/>11</text:p>
          <text:p text:style-name="P73"><text:s/>3.1.2 Preferences<text:tab/>12</text:p>
          <text:p text:style-name="P73"><text:s/>3.1.3 Design Points<text:tab/>12</text:p>
          <text:p text:style-name="P74"><text:s/>3.1.3.1 Large read via stream<text:tab/>12</text:p>
          <text:p text:style-name="P74"><text:s/>3.1.3.2 Large write via stream<text:tab/>13</text:p>
          <text:p text:style-name="P74"><text:s/>3.1.3.3 Performance Note<text:tab/>13</text:p>
          <text:p text:style-name="P74"><text:s/>3.1.3.4 Delays Due to Non-Volatile Memory<text:tab/>13</text:p>
          <text:p text:style-name="P73"><text:s/>3.1.4 Large Volume Operations<text:tab/>14</text:p>
        </text:index-body>
      </text:table-of-conten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officeooo:rsid="002f2d45"/>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tracked-changes>
          <text:changed-region xml:id="ct61461312" text:id="ct61461312">
            <text:deletion>
              <office:change-info>
                <dc:creator>Balazs Racz</dc:creator>
                <dc:date>2016-02-04T12:13:00</dc:date>
              </office:change-info>
              <text:p text:style-name="MP2"><text:span text:style-name="Page_20_Number"><text:span text:style-name="MT2">2015</text:span></text:span></text:p>
            </text:deletion>
          </text:changed-region>
          <text:changed-region xml:id="ct43409536" text:id="ct43409536">
            <text:insertion>
              <office:change-info>
                <dc:creator>Balazs Racz</dc:creator>
                <dc:date>2016-02-04T12:13:00</dc:date>
              </office:change-info>
            </text:insertion>
          </text:changed-region>
          <text:changed-region xml:id="ct61488704" text:id="ct61488704">
            <text:deletion>
              <office:change-info>
                <dc:creator>Balazs Racz</dc:creator>
                <dc:date>2016-02-04T12:13:00</dc:date>
              </office:change-info>
              <text:p text:style-name="MP2"><text:span text:style-name="Page_20_Number"><text:span text:style-name="MT3">Feb 17, 2015</text:span></text:span></text:p>
            </text:deletion>
          </text:changed-region>
          <text:changed-region xml:id="ct60843760" text:id="ct60843760">
            <text:insertion>
              <office:change-info>
                <dc:creator>Balazs Racz</dc:creator>
                <dc:date>2016-02-04T12:13:00</dc:date>
              </office:change-info>
            </text:insertion>
          </text:changed-region>
        </text:tracked-changes>
        <text:p text:style-name="MP2"><text:span text:style-name="Page_20_Number"><text:span text:style-name="MT1">Copyright 2012-</text:span></text:span><text:change text:change-id="ct61461312"/><text:change-start text:change-id="ct43409536"/><text:span text:style-name="Page_20_Number"><text:span text:style-name="MT2"><text:user-defined style:data-style-name="N0" text:name="OLCByear">2016</text:user-defined></text:span></text:span><text:change-end text:change-id="ct434095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change text:change-id="ct61488704"/><text:change-start text:change-id="ct60843760"/><text:span text:style-name="Page_20_Number"><text:span text:style-name="MT3"><text:user-defined style:data-style-name="N0" text:name="OLCBdate">Feb 6, 2016</text:user-defined></text:span></text:span><text:change-end text:change-id="ct60843760"/></text:p>
      </style:footer>
    </style:master-page>
    <style:master-page style:name="First_20_Page" style:display-name="First Page" style:page-layout-name="Mpm2" style:next-style-name="Standard">
      <style:header>
        <text:tracked-changes>
          <text:changed-region xml:id="ct36385760" text:id="ct36385760">
            <text:deletion>
              <office:change-info>
                <dc:creator>Balazs Racz</dc:creator>
                <dc:date>2016-01-31T16:58:00</dc:date>
              </office:change-info>
              <text:p text:style-name="MP6"><text:span text:style-name="MT4">Feb 17, 2015</text:span></text:p>
            </text:deletion>
          </text:changed-region>
          <text:changed-region xml:id="ct61666576" text:id="ct61666576">
            <text:insertion>
              <office:change-info>
                <dc:creator>Balazs Racz</dc:creator>
                <dc:date>2016-02-04T12:12:00</dc:date>
              </office:change-info>
            </text:insertion>
          </text:changed-region>
          <text:changed-region xml:id="ct36383680" text:id="ct36383680">
            <text:deletion>
              <office:change-info>
                <dc:creator>Balazs Racz</dc:creator>
                <dc:date>2016-01-31T16:58:00</dc:date>
              </office:change-info>
              <text:p text:style-name="MP6"><text:span text:style-name="MT4">Adopted</text:span></text:p>
            </text:deletion>
          </text:changed-region>
          <text:changed-region xml:id="ct61788656" text:id="ct61788656">
            <text:insertion>
              <office:change-info>
                <dc:creator>Balazs Racz</dc:creator>
                <dc:date>2016-02-04T12: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36385760"/><text:change-start text:change-id="ct61666576"/><text:span text:style-name="MT4"><text:user-defined style:data-style-name="N0" text:name="OLCBdate">Feb 6, 2016</text:user-defined></text:span><text:change-end text:change-id="ct61666576"/></text:p>
            </table:table-cell>
            <table:table-cell table:style-name="Table1.C1" office:value-type="string">
              <text:p text:style-name="MP6"><text:change text:change-id="ct36383680"/><text:change-start text:change-id="ct61788656"/><text:span text:style-name="MT4"><text:user-defined style:data-style-name="N0" text:name="OLCBstatus">Draft</text:user-defined></text:span><text:change-end text:change-id="ct61788656"/></text:p>
            </table:table-cell>
          </table:table-row>
        </table:table>
        <text:p text:style-name="Header"/>
      </style:header>
      <style:footer>
        <text:tracked-changes>
          <text:changed-region xml:id="ct61703264" text:id="ct61703264">
            <text:deletion>
              <office:change-info>
                <dc:creator>Balazs Racz</dc:creator>
                <dc:date>2016-02-04T12:13:00</dc:date>
              </office:change-info>
              <text:p text:style-name="MP7"><text:span text:style-name="Page_20_Number"><text:span text:style-name="MT2">2015</text:span></text:span></text:p>
            </text:deletion>
          </text:changed-region>
          <text:changed-region xml:id="ct61403808" text:id="ct61403808">
            <text:insertion>
              <office:change-info>
                <dc:creator>Balazs Racz</dc:creator>
                <dc:date>2016-02-04T12:13:00</dc:date>
              </office:change-info>
            </text:insertion>
          </text:changed-region>
          <text:changed-region xml:id="ct51077888" text:id="ct51077888">
            <text:deletion>
              <office:change-info>
                <dc:creator>Balazs Racz</dc:creator>
                <dc:date>2016-02-04T12:12:00</dc:date>
              </office:change-info>
              <text:p text:style-name="MP7"><text:span text:style-name="Page_20_Number"><text:span text:style-name="MT7">Feb 17, 2015</text:span></text:span></text:p>
            </text:deletion>
          </text:changed-region>
          <text:changed-region xml:id="ct38084480" text:id="ct38084480">
            <text:insertion>
              <office:change-info>
                <dc:creator>Balazs Racz</dc:creator>
                <dc:date>2016-02-04T12:12:00</dc:date>
              </office:change-info>
            </text:insertion>
          </text:changed-region>
        </text:tracked-changes>
        <text:p text:style-name="MP7"><text:span text:style-name="Page_20_Number"><text:span text:style-name="MT1">Copyright 2012-</text:span></text:span><text:change text:change-id="ct61703264"/><text:change-start text:change-id="ct61403808"/><text:span text:style-name="Page_20_Number"><text:span text:style-name="MT2"><text:user-defined style:data-style-name="N0" text:name="OLCByear">2016</text:user-defined></text:span></text:span><text:change-end text:change-id="ct6140380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change text:change-id="ct51077888"/><text:change-start text:change-id="ct38084480"/><text:span text:style-name="Page_20_Number"><text:span text:style-name="MT7"><text:user-defined style:data-style-name="N0" text:name="OLCBdate">Feb 6, 2016</text:user-defined></text:span></text:span><text:change-end text:change-id="ct3808448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7</meta:editing-cycles>
    <meta:editing-duration>P1DT8H27M32S</meta:editing-duration>
    <meta:generator>LibreOffice/4.2.8.2$Linux_X86_64 LibreOffice_project/420m0$Build-2</meta:generator>
    <dc:date>2016-02-04T12:13:31.025402239</dc:date>
    <dc:creator>Balazs Racz</dc:creator>
    <meta:document-statistic meta:table-count="3" meta:image-count="4" meta:object-count="0" meta:page-count="15" meta:paragraph-count="275" meta:word-count="5021" meta:character-count="30631" meta:non-whitespace-character-count="25711"/>
    <meta:user-defined meta:name="OLCBdate">Feb 6, 2016</meta:user-defined>
    <meta:user-defined meta:name="OLCBstatus">Draft</meta:user-defined>
    <meta:user-defined meta:name="OLCByear">2016</meta:user-defined>
  </office:meta>
</office:document-meta>
</file>